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95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8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14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4.97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53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75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29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56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5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0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4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8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151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35cm" svg:height="0.962cm" svg:x="1.508cm" svg:y="16.802cm">
          <draw:text-box>
            <text:p>Ship factory function</text:p>
          </draw:text-box>
        </draw:frame>
        <draw:frame draw:style-name="gr2" draw:text-style-name="P1" draw:layer="layout" svg:width="4.452cm" svg:height="2.384cm" svg:x="2.778cm" svg:y="18.018cm">
          <draw:text-box>
            <text:p>1. Length</text:p>
            <text:p>2. Hits</text:p>
            <text:p>3. Sunk or not</text:p>
          </draw:text-box>
        </draw:frame>
        <draw:frame draw:style-name="gr3" draw:text-style-name="P1" draw:layer="layout" svg:width="3.283cm" svg:height="0.962cm" svg:x="1.381cm" svg:y="1.435cm">
          <draw:text-box>
            <text:p>Battleship</text:p>
          </draw:text-box>
        </draw:frame>
        <draw:frame draw:style-name="gr4" draw:text-style-name="P1" draw:layer="layout" svg:width="13.642cm" svg:height="0.962cm" svg:x="2.471cm" svg:y="2.524cm">
          <draw:text-box>
            <text:p>Take turns picking tiles, missing or hitting ships</text:p>
          </draw:text-box>
        </draw:frame>
        <draw:frame draw:style-name="gr5" draw:text-style-name="P1" draw:layer="layout" svg:width="3.937cm" svg:height="1.673cm" svg:x="1.508cm" svg:y="3.667cm">
          <draw:text-box>
            <text:p>Game play</text:p>
          </draw:text-box>
        </draw:frame>
        <draw:frame draw:style-name="gr6" draw:text-style-name="P1" draw:layer="layout" svg:width="15.471cm" svg:height="1.673cm" svg:x="2.27cm" svg:y="4.683cm">
          <draw:text-box>
            <text:p>Each ship occupies a number of consecutive squares</text:p>
            <text:p>On the grid and cannot overlap</text:p>
          </draw:text-box>
        </draw:frame>
        <draw:frame draw:style-name="gr7" draw:text-style-name="P1" draw:layer="layout" svg:width="11.035cm" svg:height="0.962cm" svg:x="2.238cm" svg:y="6.588cm">
          <draw:text-box>
            <text:p>Each player takes turn guessing a tile</text:p>
          </draw:text-box>
        </draw:frame>
        <draw:frame draw:style-name="gr8" draw:text-style-name="P1" draw:layer="layout" svg:width="16.254cm" svg:height="0.962cm" svg:x="2.399cm" svg:y="7.658cm">
          <draw:text-box>
            <text:p>If player guesses a tile with the opponents ship it is hit</text:p>
          </draw:text-box>
        </draw:frame>
        <draw:frame draw:style-name="gr9" draw:text-style-name="P1" draw:layer="layout" svg:width="10.793cm" svg:height="0.962cm" svg:x="2.272cm" svg:y="8.747cm">
          <draw:text-box>
            <text:p>If all ship tiles are hit the ship is sunk</text:p>
          </draw:text-box>
        </draw:frame>
        <draw:frame draw:style-name="gr10" draw:text-style-name="P1" draw:layer="layout" svg:width="14.061cm" svg:height="0.962cm" svg:x="2.306cm" svg:y="10.017cm">
          <draw:text-box>
            <text:p>Player who sinks all of the opponents ships wins</text:p>
          </draw:text-box>
        </draw:frame>
        <draw:frame draw:style-name="gr11" draw:text-style-name="P1" draw:layer="layout" svg:width="2.157cm" svg:height="0.962cm" svg:x="1.889cm" svg:y="11.541cm">
          <draw:text-box>
            <text:p>Setup</text:p>
          </draw:text-box>
        </draw:frame>
        <draw:frame draw:style-name="gr12" draw:text-style-name="P1" draw:layer="layout" svg:width="8.08cm" svg:height="0.962cm" svg:x="2.953cm" svg:y="12.684cm">
          <draw:text-box>
            <text:p>Function that creates ships</text:p>
          </draw:text-box>
        </draw:frame>
        <draw:frame draw:style-name="gr13" draw:text-style-name="P1" draw:layer="layout" svg:width="10.541cm" svg:height="1.143cm" svg:x="2.905cm" svg:y="13.573cm">
          <draw:text-box>
            <text:p>Function that creates game board</text:p>
          </draw:text-box>
        </draw:frame>
        <draw:frame draw:style-name="gr14" draw:text-style-name="P1" draw:layer="layout" svg:width="4.304cm" svg:height="0.962cm" svg:x="2.919cm" svg:y="14.589cm">
          <draw:text-box>
            <text:p>Create player</text:p>
          </draw:text-box>
        </draw:frame>
        <draw:frame draw:style-name="gr14" draw:text-style-name="P1" draw:layer="layout" svg:width="4.304cm" svg:height="0.962cm" svg:x="2.919cm" svg:y="15.532cm">
          <draw:text-box>
            <text:p>Create a loop</text:p>
          </draw:text-box>
        </draw:frame>
        <draw:frame draw:style-name="gr15" draw:text-style-name="P1" draw:layer="layout" svg:width="3.249cm" svg:height="0.962cm" svg:x="3.159cm" svg:y="20.812cm">
          <draw:text-box>
            <text:p>Functions</text:p>
          </draw:text-box>
        </draw:frame>
        <draw:frame draw:style-name="gr16" draw:text-style-name="P1" draw:layer="layout" svg:width="16.36cm" svg:height="0.962cm" svg:x="3.54cm" svg:y="21.955cm">
          <draw:text-box>
            <text:p>Hit() takes a number and then marks that position as ‘hit’</text:p>
          </draw:text-box>
        </draw:frame>
        <draw:frame draw:style-name="gr17" draw:text-style-name="P1" draw:layer="layout" svg:width="13.651cm" svg:height="0.962cm" svg:x="3.732cm" svg:y="22.971cm">
          <draw:text-box>
            <text:p>IsSunk() function that calculates if ship is sunk 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31T11:09:31.386160286</meta:creation-date>
    <dc:date>2022-08-06T15:32:56.562097854</dc:date>
    <meta:editing-duration>PT7H33M1S</meta:editing-duration>
    <meta:editing-cycles>3</meta:editing-cycles>
    <meta:generator>LibreOffice/6.4.7.2$Linux_X86_64 LibreOffice_project/40$Build-2</meta:generator>
    <meta:document-statistic meta:object-count="18"/>
  </office:meta>
</office:document-meta>
</file>